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5cm"/>
    </style:style>
    <style:style style:name="co4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996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4" office:value-type="string" calcext:value-type="string">
            <text:p>isCommit atk</text:p>
          </table:table-cell>
          <table:table-cell/>
          <table:table-cell table:style-name="ce3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Coun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4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1">editable</text:span>)</text:p>
          </table:table-cell>
          <table:table-cell office:value-type="string" calcext:value-type="string">
            <text:p>Attacker (<text:span text:style-name="T1">editable</text:span>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nInterceptAttack</text:p>
          </table:table-cell>
          <table:table-cell table:number-columns-repeated="3"/>
          <table:table-cell table:style-name="ce3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1">editable</text:span>)</text:p>
          </table:table-cell>
          <table:table-cell office:value-type="string" calcext:value-type="string">
            <text:p>Attacker (<text:span text:style-name="T1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5.372cm" draw:caption-point-x="-0.61cm" draw:caption-point-y="1.51cm">
              <dc:date>2016-08-26T00:00:00</dc:date>
              <text:p text:style-name="P1">Do NOT use actions (such as attacks or draw cards), only variable setters here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2" draw:text-style-name="P1" svg:width="2.899cm" svg:height="2.571cm" svg:x="6.985cm" svg:y="65.824cm" draw:caption-point-x="-0.61cm" draw:caption-point-y="1.51cm">
              <dc:date>2016-08-26T00:00:00</dc:date>
              <text:p text:style-name="P1">Do NOT use actions (such as attacks or draw cards), only variable setters here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7:43:38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14M10S</meta:editing-duration>
    <meta:editing-cycles>27</meta:editing-cycles>
    <meta:generator>LibreOffice/4.3.7.2$Windows_x86 LibreOffice_project/8a35821d8636a03b8bf4e15b48f59794652c68ba</meta:generator>
    <dc:date>2016-08-26T17:49:27.950000000</dc:date>
    <meta:document-statistic meta:table-count="3" meta:cell-count="290" meta:object-count="0"/>
    <meta:user-defined meta:name="Info 1"/>
    <meta:user-defined meta:name="Info 2"/>
    <meta:user-defined meta:name="Info 3"/>
    <meta:user-defined meta:name="Info 4"/>
  </office:meta>
</office:document-meta>
</file>